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17.258cm" fo:margin-left="0cm" fo:margin-right="-0.259cm" table:align="margins"/>
    </style:style>
    <style:style style:name="Таблица10.A" style:family="table-column">
      <style:table-column-properties style:column-width="3.658cm" style:rel-column-width="13892*"/>
    </style:style>
    <style:style style:name="Таблица10.B" style:family="table-column">
      <style:table-column-properties style:column-width="0.102cm" style:rel-column-width="388*"/>
    </style:style>
    <style:style style:name="Таблица10.J" style:family="table-column">
      <style:table-column-properties style:column-width="0.815cm" style:rel-column-width="3094*"/>
    </style:style>
    <style:style style:name="Таблица10.K" style:family="table-column">
      <style:table-column-properties style:column-width="11.968cm" style:rel-column-width="45445*"/>
    </style:style>
    <style:style style:name="Таблица10.1" style:family="table-row">
      <style:table-row-properties style:min-row-height="24.717cm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="0.051cm" fo:border-left="0.5pt solid #000000" fo:border-right="none" fo:border-top="none" fo:border-bottom="none"/>
    </style:style>
    <style:style style:name="Таблица10.I1" style:family="table-cell">
      <style:table-cell-properties fo:padding="0.051cm" fo:border-left="0.5pt solid #000000" fo:border-right="0.5pt solid #000000" fo:border-top="none" fo:border-bottom="none"/>
    </style:style>
    <style:style style:name="Таблица11" style:family="table">
      <style:table-properties style:width="7.098cm" fo:margin-left="0.249cm" fo:margin-right="4.621cm" table:align="margins"/>
    </style:style>
    <style:style style:name="Таблица11.A" style:family="table-column">
      <style:table-column-properties style:column-width="3.044cm" style:rel-column-width="28114*"/>
    </style:style>
    <style:style style:name="Таблица11.B" style:family="table-column">
      <style:table-column-properties style:column-width="4.053cm" style:rel-column-width="37421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1.B1" style:family="table-cell">
      <style:table-cell-properties fo:padding="0.097cm" fo:border-left="0.5pt solid #000000" fo:border-right="none" fo:border-top="none" fo:border-bottom="0.5pt solid #000000"/>
    </style:style>
    <style:style style:name="Таблица11.A2" style:family="table-cell">
      <style:table-cell-properties fo:padding="0.097cm" fo:border="none"/>
    </style:style>
    <style:style style:name="Таблица11.B2" style:family="table-cell">
      <style:table-cell-properties fo:padding="0.097cm" fo:border-left="0.5pt solid #000000" fo:border-right="none" fo:border-top="none" fo:border-bottom="none"/>
    </style:style>
    <style:style style:name="Bits112" style:family="table">
      <style:table-properties style:width="16.993cm" table:align="left" style:may-break-between-rows="false"/>
    </style:style>
    <style:style style:name="Bits112.A" style:family="table-column">
      <style:table-column-properties style:column-width="0.605cm"/>
    </style:style>
    <style:style style:name="Bits112.B" style:family="table-column">
      <style:table-column-properties style:column-width="0.607cm"/>
    </style:style>
    <style:style style:name="Bits112.F" style:family="table-column">
      <style:table-column-properties style:column-width="0.609cm"/>
    </style:style>
    <style:style style:name="Bits112.R" style:family="table-column">
      <style:table-column-properties style:column-width="0.471cm"/>
    </style:style>
    <style:style style:name="Bits112.S" style:family="table-column">
      <style:table-column-properties style:column-width="0.741cm"/>
    </style:style>
    <style:style style:name="Bits11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Bits112.A2" style:family="table-cell">
      <style:table-cell-properties fo:padding-left="0cm" fo:padding-right="0cm" fo:padding-top="0.102cm" fo:padding-bottom="0.102cm" fo:border-left="0.05pt solid #000000" fo:border-right="none" fo:border-top="none" fo:border-bottom="0.05pt solid #000000"/>
    </style:style>
    <style:style style:name="Bits112.Z2" style:family="table-cell">
      <style:table-cell-properties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0.586cm" style:rel-column-width="2257*"/>
    </style:style>
    <style:style style:name="Table1.D" style:family="table-column">
      <style:table-column-properties style:column-width="0.587cm" style:rel-column-width="2264*"/>
    </style:style>
    <style:style style:name="Table1.U" style:family="table-column">
      <style:table-column-properties style:column-width="0.504cm" style:rel-column-width="1944*"/>
    </style:style>
    <style:style style:name="Table1.V" style:family="table-column">
      <style:table-column-properties style:column-width="0.794cm" style:rel-column-width="3060*"/>
    </style:style>
    <style:style style:name="Table1.W" style:family="table-column">
      <style:table-column-properties style:column-width="0.473cm" style:rel-column-width="1822*"/>
    </style:style>
    <style:style style:name="Table1.X" style:family="table-column">
      <style:table-column-properties style:column-width="0.642cm" style:rel-column-width="2475*"/>
    </style:style>
    <style:style style:name="Table1.Y" style:family="table-column">
      <style:table-column-properties style:column-width="0.517cm" style:rel-column-width="1992*"/>
    </style:style>
    <style:style style:name="Table1.c" style:family="table-column">
      <style:table-column-properties style:column-width="0.593cm" style:rel-column-width="2282*"/>
    </style:style>
    <style:style style:name="Table1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1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2" style:family="table">
      <style:table-properties style:width="16.97cm" table:align="left" style:may-break-between-rows="false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0.628cm"/>
    </style:style>
    <style:style style:name="Table2.M" style:family="table-column">
      <style:table-column-properties style:column-width="0.543cm"/>
    </style:style>
    <style:style style:name="Table2.N" style:family="table-column">
      <style:table-column-properties style:column-width="0.49cm"/>
    </style:style>
    <style:style style:name="Table2.O" style:family="table-column">
      <style:table-column-properties style:column-width="0.794cm"/>
    </style:style>
    <style:style style:name="Table2.Q" style:family="table-column">
      <style:table-column-properties style:column-width="0.473cm"/>
    </style:style>
    <style:style style:name="Table2.R" style:family="table-column">
      <style:table-column-properties style:column-width="0.624cm"/>
    </style:style>
    <style:style style:name="Table2.S" style:family="table-column">
      <style:table-column-properties style:column-width="0.321cm"/>
    </style:style>
    <style:style style:name="Table2.T" style:family="table-column">
      <style:table-column-properties style:column-width="0.642cm"/>
    </style:style>
    <style:style style:name="Table2.W" style:family="table-column">
      <style:table-column-properties style:column-width="0.492cm"/>
    </style:style>
    <style:style style:name="Table2.X" style:family="table-column">
      <style:table-column-properties style:column-width="0.774cm"/>
    </style:style>
    <style:style style:name="Table2.a" style:family="table-column">
      <style:table-column-properties style:column-width="0.926cm"/>
    </style:style>
    <style:style style:name="Table2.A1" style:family="table-cell">
      <style:table-cell-properties fo:background-color="transparent" fo:padding-left="0cm" fo:padding-right="0cm" fo:padding-top="0.102cm" fo:padding-bottom="0.102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C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D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E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F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G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H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I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J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K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L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M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N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O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P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Q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R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S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T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U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V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W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X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Y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Z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0.794cm" style:rel-column-width="3060*"/>
    </style:style>
    <style:style style:name="Table3.C" style:family="table-column">
      <style:table-column-properties style:column-width="0.321cm" style:rel-column-width="1237*"/>
    </style:style>
    <style:style style:name="Table3.D" style:family="table-column">
      <style:table-column-properties style:column-width="0.473cm" style:rel-column-width="1822*"/>
    </style:style>
    <style:style style:name="Table3.E" style:family="table-column">
      <style:table-column-properties style:column-width="0.653cm" style:rel-column-width="2516*"/>
    </style:style>
    <style:style style:name="Table3.F" style:family="table-column">
      <style:table-column-properties style:column-width="0.783cm" style:rel-column-width="3019*"/>
    </style:style>
    <style:style style:name="Table3.G" style:family="table-column">
      <style:table-column-properties style:column-width="0.432cm" style:rel-column-width="1666*"/>
    </style:style>
    <style:style style:name="Table3.H" style:family="table-column">
      <style:table-column-properties style:column-width="0.607cm" style:rel-column-width="2339*"/>
    </style:style>
    <style:style style:name="Table3.N" style:family="table-column">
      <style:table-column-properties style:column-width="0.519cm" style:rel-column-width="1999*"/>
    </style:style>
    <style:style style:name="Table3.P" style:family="table-column">
      <style:table-column-properties style:column-width="0.829cm" style:rel-column-width="3196*"/>
    </style:style>
    <style:style style:name="Table3.Q" style:family="table-column">
      <style:table-column-properties style:column-width="0.928cm" style:rel-column-width="3576*"/>
    </style:style>
    <style:style style:name="Table3.S" style:family="table-column">
      <style:table-column-properties style:column-width="0.624cm" style:rel-column-width="2407*"/>
    </style:style>
    <style:style style:name="Table3.T" style:family="table-column">
      <style:table-column-properties style:column-width="0.404cm" style:rel-column-width="1557*"/>
    </style:style>
    <style:style style:name="Table3.W" style:family="table-column">
      <style:table-column-properties style:column-width="0.609cm" style:rel-column-width="2346*"/>
    </style:style>
    <style:style style:name="Table3.a" style:family="table-column">
      <style:table-column-properties style:column-width="0.413cm" style:rel-column-width="1591*"/>
    </style:style>
    <style:style style:name="Table3.b" style:family="table-column">
      <style:table-column-properties style:column-width="0.804cm" style:rel-column-width="3103*"/>
    </style:style>
    <style:style style:name="Table3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3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102cm" fo:border-left="0.05pt solid #000000" fo:border-right="none" fo:border-top="none" fo:border-bottom="none"/>
    </style:style>
    <style:style style:name="Microbits" style:family="table">
      <style:table-properties style:width="16.999cm" table:align="margins"/>
    </style:style>
    <style:style style:name="Microbits.A" style:family="table-column">
      <style:table-column-properties style:column-width="1.741cm" style:rel-column-width="6711*"/>
    </style:style>
    <style:style style:name="Microbits.C" style:family="table-column">
      <style:table-column-properties style:column-width="1.434cm" style:rel-column-width="5528*"/>
    </style:style>
    <style:style style:name="Microbits.D" style:family="table-column">
      <style:table-column-properties style:column-width="12.083cm" style:rel-column-width="46585*"/>
    </style:style>
    <style:style style:name="Microbits.A1" style:family="table-cell">
      <style:table-cell-properties fo:padding="0.097cm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97cm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97cm" fo:border-left="0.05pt solid #000000" fo:border-right="none" fo:border-top="none" fo:border-bottom="0.05pt solid #000000"/>
    </style:style>
    <style:style style:name="Microbits.D2" style:family="table-cell">
      <style:table-cell-properties fo:padding="0.097cm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cm" fo:margin-right="0cm" fo:text-indent="0cm" style:auto-text-indent="false"/>
    </style:style>
    <style:style style:name="P36" style:family="paragraph" style:parent-style-name="Table_20_Head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2.501cm" fo:margin-right="0cm" fo:text-indent="0cm" style:auto-text-indent="false"/>
    </style:style>
    <style:style style:name="P43" style:family="paragraph" style:parent-style-name="Text_20_body">
      <style:paragraph-properties fo:margin-left="3.752cm" fo:margin-right="0cm" fo:text-indent="0cm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loext:contextual-spacing="false" fo:margin-top="0cm" fo:margin-bottom="0cm" style:contextual-spacing="false"/>
    </style:style>
    <style:style style:name="P49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741608" officeooo:paragraph-rsid="007da53f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8266bc" officeooo:paragraph-rsid="0083cac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83ba04" officeooo:paragraph-rsid="00852fc2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83cac0" officeooo:paragraph-rsid="00852fc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89eb1e" officeooo:paragraph-rsid="008eccef" style:font-size-asian="9pt" style:font-size-complex="9pt"/>
    </style:style>
    <style:style style:name="P144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48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2"/>
    <style:style style:name="P152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a16894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a264b8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1">
      <style:paragraph-properties fo:break-before="page"/>
      <style:text-properties officeooo:rsid="001a1e6e" officeooo:paragraph-rsid="001a1e6e"/>
    </style:style>
    <style:style style:name="P156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57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58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59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ecf23"/>
    </style:style>
    <style:style style:name="T36" style:family="text">
      <style:text-properties officeooo:rsid="009ab78a"/>
    </style:style>
    <style:style style:name="T37" style:family="text">
      <style:text-properties officeooo:rsid="009e219c"/>
    </style:style>
    <style:style style:name="T38" style:family="text">
      <style:text-properties officeooo:rsid="00a01425"/>
    </style:style>
    <style:style style:name="T39" style:family="text">
      <style:text-properties officeooo:rsid="00a168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6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5655042082255095931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5790401201284642437" text:style-name="L1">
        <text:list-item>
          <text:p text:style-name="P148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500328759300795560" text:style-name="L2">
        <text:list-item>
          <text:p text:style-name="P151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49">Поддержка 64-битного режима процессора как расширения архитектуры БЭСМ-6.</text:p>
        </text:list-item>
        <text:list-item>
          <text:p text:style-name="P150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50"><text:span text:style-name="T3">Возможность запуска на современных широко доступных платах FPGA</text:span>.</text:p>
        </text:list-item>
        <text:list-item>
          <text:p text:style-name="P150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50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2014189406" text:continue-list="list5655042082255095931" text:style-name="Numbering_20_1">
        <text:list-item>
          <text:h text:style-name="P154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5"/>▲ <text:s text:c="6"/>▲ <text:s text:c="6"/>▲</text:p>
      <text:p text:style-name="P49"><text:s/>по <text:s/>│ │ станд.│ │ │ <text:s text:c="5"/>│64 <text:s text:c="5"/>│32 <text:s text:c="3"/>│64 <text:s text:c="4"/>│7 <text:s text:c="5"/>│7</text:p>
      <text:p text:style-name="P49">тегу │ │команд │ │ │ <text:s text:c="5"/>▼ <text:s text:c="7"/>│ <text:s text:c="5"/>│ <text:s text:c="6"/>│ <text:s text:c="6"/>│</text:p>
      <text:p text:style-name="P153"><text:s text:c="5"/>│ └┬─┬──┬─┘ │ │ ┌─────────┐ ┌─┴─┐ ┌──┴──┐ ┌──┴──┐ ┌──┴──┐</text:p>
      <text:p text:style-name="P152"><text:s text:c="5"/>│ <text:s/>│ │ <text:s/>│ 32│ │ │ <text:s text:c="2"/>МПС <text:s text:c="2"/>│ │OЗY│ │сдвиг│ │поиск│ │номер│</text:p>
      <text:p text:style-name="P49"><text:s text:c="5"/>│ <text:s/>│4│ <text:s/>│ <text:s text:c="2"/>│ │ │ РЗУ:АЛУ │ │moд│ │ <text:s text:c="4"/>│ │л.ед.│ │ ед. │</text:p>
      <text:p text:style-name="P153"><text:s text:c="5"/>│ <text:s/>▼ │ <text:s/>│20 │ │ ├─────┬┬┬┬┘ └───┘ └─────┘ └─────┘ └─────┘</text:p>
      <text:p text:style-name="P49"><text:s text:c="5"/>│ <text:s/>ИP│ <text:s/>▼ <text:s text:c="2"/>│ │ │ <text:s text:c="4"/>││││ <text:s text:c="3"/>▲ <text:s text:c="3"/>▲ <text:s text:c="2"/>▲ <text:s text:c="4"/>▲ <text:s text:c="6"/>▲</text:p>
      <text:p text:style-name="P152"><text:s text:c="5"/>│ <text:s text:c="3"/>│ <text:s/>┌───┤ │ │ <text:s text:c="4"/>▼▼▼▼ <text:s text:c="3"/>│ <text:s text:c="3"/>│ <text:s text:c="2"/>│ <text:s text:c="4"/>│ <text:s text:c="6"/>│</text:p>
      <text:p text:style-name="P49"><text:s text:c="5"/>│ <text:s text:c="3"/>│ <text:s/>│АК │ │ │ <text:s/>D ┌────┐ <text:s text:c="2"/>│ <text:s text:c="3"/>│ <text:s/>┌┴─┐ <text:s text:c="2"/>│ <text:s text:c="6"/>│</text:p>
      <text:p text:style-name="P152"><text:s text:c="5"/>│8 <text:s text:c="2"/>│8 └───┘ │ │ <text:s/>◄─┤CYCC│ <text:s text:c="2"/>│32 <text:s/>│64│ПC│ <text:s text:c="2"/>│64 <text:s text:c="4"/>│32</text:p>
      <text:p text:style-name="P49"><text:s text:c="5"/>│ <text:s text:c="3"/>│ <text:s text:c="7"/>│ │64 <text:s/>└────┘ <text:s text:c="2"/>│ <text:s text:c="3"/>│ <text:s/>└──┘ <text:s text:c="2"/>│ <text:s text:c="6"/>│ </text:p>
      <text:p text:style-name="P49"><text:s text:c="5"/>│ <text:s text:c="3"/>│ <text:s text:c="7"/>│ │ <text:s text:c="6"/>▲ <text:s text:c="4"/>│ <text:s text:c="3"/>│ <text:s text:c="2"/>▲ <text:s text:c="4"/>│ <text:s text:c="6"/>│</text:p>
      <text:p text:style-name="P49"><text:s text:c="5"/>▼ <text:s text:c="3"/>│ <text:s text:c="7"/>▼ ▼ <text:s text:c="6"/>│4 <text:s text:c="3"/>│ <text:s text:c="3"/>│ <text:s text:c="2"/>│7 <text:s text:c="3"/>│ <text:s text:c="6"/>│</text:p>
      <text:p text:style-name="P153">╤═╤════════════Шина═Y═══╤═══╤╧═══╤═╧═64═разряда═══╧═══════╧═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14"/>Y ┌─────┐ <text:s text:c="8"/>КОП ┌──────┐ упр-е</text:p>
      <text:p text:style-name="P49">──►│блoк│ <text:s text:c="13"/>──►│ тай-│ <text:s text:c="8"/>арб.│ <text:s text:c="5"/>│ <text:s/>БОИ,</text:p>
      <text:p text:style-name="P49">...│пре-│ <text:s text:c="16"/>│ мер,├─►D <text:s text:c="5"/>───►│apбитр├──────►</text:p>
      <text:p text:style-name="P49">──►│рыв.├───► <text:s text:c="12"/>│часы ├──► <text:s text:c="9"/>│ <text:s text:c="5"/>│магист-</text:p>
      <text:p text:style-name="P49"><text:s text:c="3"/>└────┘vест <text:s text:c="12"/>└─────┘прер. <text:s text:c="7"/>└──────┘ ралью</text:p>
      <text:p text:style-name="P48"/>
      <text:list xml:id="list1039323258" text:continue-numbering="true" text:style-name="Numbering_20_1">
        <text:list-item>
          <text:h text:style-name="P155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0">112</text:p>
          </table:table-cell>
          <table:table-cell table:style-name="Bits112.A1" office:value-type="string">
            <text:p text:style-name="P50">111</text:p>
          </table:table-cell>
          <table:table-cell table:style-name="Bits112.A1" office:value-type="string">
            <text:p text:style-name="P50">110</text:p>
          </table:table-cell>
          <table:table-cell table:style-name="Bits112.A1" office:value-type="string">
            <text:p text:style-name="P50">109</text:p>
          </table:table-cell>
          <table:table-cell table:style-name="Bits112.A1" office:value-type="string">
            <text:p text:style-name="P50">108</text:p>
          </table:table-cell>
          <table:table-cell table:style-name="Bits112.A1" office:value-type="string">
            <text:p text:style-name="P50">107</text:p>
          </table:table-cell>
          <table:table-cell table:style-name="Bits112.A1" office:value-type="string">
            <text:p text:style-name="P50">106</text:p>
          </table:table-cell>
          <table:table-cell table:style-name="Bits112.A1" office:value-type="string">
            <text:p text:style-name="P50">105</text:p>
          </table:table-cell>
          <table:table-cell table:style-name="Bits112.A1" office:value-type="string">
            <text:p text:style-name="P50">104</text:p>
          </table:table-cell>
          <table:table-cell table:style-name="Bits112.A1" office:value-type="string">
            <text:p text:style-name="P50">103</text:p>
          </table:table-cell>
          <table:table-cell table:style-name="Bits112.A1" office:value-type="string">
            <text:p text:style-name="P50">102</text:p>
          </table:table-cell>
          <table:table-cell table:style-name="Bits112.A1" office:value-type="string">
            <text:p text:style-name="P50">101</text:p>
          </table:table-cell>
          <table:table-cell table:style-name="Bits112.A1" office:value-type="string">
            <text:p text:style-name="P50">100</text:p>
          </table:table-cell>
          <table:table-cell table:style-name="Bits112.A1" office:value-type="string">
            <text:p text:style-name="P50">99</text:p>
          </table:table-cell>
          <table:table-cell table:style-name="Bits112.A1" office:value-type="string">
            <text:p text:style-name="P50">98</text:p>
          </table:table-cell>
          <table:table-cell table:style-name="Bits112.A1" office:value-type="string">
            <text:p text:style-name="P50">97</text:p>
          </table:table-cell>
          <table:table-cell table:style-name="Bits112.A1" office:value-type="string">
            <text:p text:style-name="P50">96</text:p>
          </table:table-cell>
          <table:table-cell table:style-name="Bits112.A1" office:value-type="string">
            <text:p text:style-name="P50">95</text:p>
          </table:table-cell>
          <table:table-cell table:style-name="Bits112.A1" office:value-type="string">
            <text:p text:style-name="P50">94</text:p>
          </table:table-cell>
          <table:table-cell table:style-name="Bits112.A1" office:value-type="string">
            <text:p text:style-name="P50">93</text:p>
          </table:table-cell>
          <table:table-cell table:style-name="Bits112.A1" office:value-type="string">
            <text:p text:style-name="P50">92</text:p>
          </table:table-cell>
          <table:table-cell table:style-name="Bits112.A1" office:value-type="string">
            <text:p text:style-name="P50">91</text:p>
          </table:table-cell>
          <table:table-cell table:style-name="Bits112.A1" office:value-type="string">
            <text:p text:style-name="P50">90</text:p>
          </table:table-cell>
          <table:table-cell table:style-name="Bits112.A1" office:value-type="string">
            <text:p text:style-name="P50">89</text:p>
          </table:table-cell>
          <table:table-cell table:style-name="Bits112.A1" office:value-type="string">
            <text:p text:style-name="P50">88</text:p>
          </table:table-cell>
          <table:table-cell table:style-name="Bits112.A1" office:value-type="string">
            <text:p text:style-name="P50">87</text:p>
          </table:table-cell>
          <table:table-cell table:style-name="Bits112.A1" office:value-type="string">
            <text:p text:style-name="P50">86</text:p>
          </table:table-cell>
          <table:table-cell table:style-name="Bits112.A1" office:value-type="string">
            <text:p text:style-name="P50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2">84</text:p>
          </table:table-cell>
          <table:table-cell table:style-name="Table1.A1" office:value-type="string">
            <text:p text:style-name="P52">83</text:p>
          </table:table-cell>
          <table:table-cell table:style-name="Table1.A1" office:value-type="string">
            <text:p text:style-name="P52">82</text:p>
          </table:table-cell>
          <table:table-cell table:style-name="Table1.A1" office:value-type="string">
            <text:p text:style-name="P52">81</text:p>
          </table:table-cell>
          <table:table-cell table:style-name="Table1.A1" office:value-type="string">
            <text:p text:style-name="P52">80</text:p>
          </table:table-cell>
          <table:table-cell table:style-name="Table1.A1" office:value-type="string">
            <text:p text:style-name="P52">79</text:p>
          </table:table-cell>
          <table:table-cell table:style-name="Table1.A1" office:value-type="string">
            <text:p text:style-name="P52">78</text:p>
          </table:table-cell>
          <table:table-cell table:style-name="Table1.A1" office:value-type="string">
            <text:p text:style-name="P52">77</text:p>
          </table:table-cell>
          <table:table-cell table:style-name="Table1.A1" office:value-type="string">
            <text:p text:style-name="P52">76</text:p>
          </table:table-cell>
          <table:table-cell table:style-name="Table1.A1" office:value-type="string">
            <text:p text:style-name="P52">75</text:p>
          </table:table-cell>
          <table:table-cell table:style-name="Table1.A1" office:value-type="string">
            <text:p text:style-name="P52">74</text:p>
          </table:table-cell>
          <table:table-cell table:style-name="Table1.A1" office:value-type="string">
            <text:p text:style-name="P52">73</text:p>
          </table:table-cell>
          <table:table-cell table:style-name="Table1.A1" office:value-type="string">
            <text:p text:style-name="P52">72</text:p>
          </table:table-cell>
          <table:table-cell table:style-name="Table1.A1" office:value-type="string">
            <text:p text:style-name="P52">71</text:p>
          </table:table-cell>
          <table:table-cell table:style-name="Table1.A1" office:value-type="string">
            <text:p text:style-name="P52">70</text:p>
          </table:table-cell>
          <table:table-cell table:style-name="Table1.A1" office:value-type="string">
            <text:p text:style-name="P52">69</text:p>
          </table:table-cell>
          <table:table-cell table:style-name="Table1.A1" office:value-type="string">
            <text:p text:style-name="P52">68</text:p>
          </table:table-cell>
          <table:table-cell table:style-name="Table1.A1" office:value-type="string">
            <text:p text:style-name="P52">67</text:p>
          </table:table-cell>
          <table:table-cell table:style-name="Table1.A1" office:value-type="string">
            <text:p text:style-name="P52">66</text:p>
          </table:table-cell>
          <table:table-cell table:style-name="Table1.A1" office:value-type="string">
            <text:p text:style-name="P52">65</text:p>
          </table:table-cell>
          <table:table-cell table:style-name="Table1.A1" office:value-type="string">
            <text:p text:style-name="P52">64</text:p>
          </table:table-cell>
          <table:table-cell table:style-name="Table1.A1" office:value-type="string">
            <text:p text:style-name="P52">63</text:p>
          </table:table-cell>
          <table:table-cell table:style-name="Table1.A1" office:value-type="string">
            <text:p text:style-name="P52">62</text:p>
          </table:table-cell>
          <table:table-cell table:style-name="Table1.A1" office:value-type="string">
            <text:p text:style-name="P52">61</text:p>
          </table:table-cell>
          <table:table-cell table:style-name="Table1.A1" office:value-type="string">
            <text:p text:style-name="P52">60</text:p>
          </table:table-cell>
          <table:table-cell table:style-name="Table1.A1" office:value-type="string">
            <text:p text:style-name="P52">59</text:p>
          </table:table-cell>
          <table:table-cell table:style-name="Table1.A1" office:value-type="string">
            <text:p text:style-name="P52">58</text:p>
          </table:table-cell>
          <table:table-cell table:style-name="Table1.A1" office:value-type="string">
            <text:p text:style-name="P52">57</text:p>
          </table:table-cell>
          <table:table-cell table:style-name="Table1.A1" office:value-type="string">
            <text:p text:style-name="P54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3">55</text:p>
          </table:table-cell>
          <table:table-cell table:style-name="Table2.B1" office:value-type="string">
            <text:p text:style-name="P53">54</text:p>
          </table:table-cell>
          <table:table-cell table:style-name="Table2.C1" office:value-type="string">
            <text:p text:style-name="P53">53</text:p>
          </table:table-cell>
          <table:table-cell table:style-name="Table2.D1" office:value-type="string">
            <text:p text:style-name="P53">52</text:p>
          </table:table-cell>
          <table:table-cell table:style-name="Table2.E1" office:value-type="string">
            <text:p text:style-name="P53">51</text:p>
          </table:table-cell>
          <table:table-cell table:style-name="Table2.F1" office:value-type="string">
            <text:p text:style-name="P53">50</text:p>
          </table:table-cell>
          <table:table-cell table:style-name="Table2.G1" office:value-type="string">
            <text:p text:style-name="P53">49</text:p>
          </table:table-cell>
          <table:table-cell table:style-name="Table2.H1" office:value-type="string">
            <text:p text:style-name="P53">48</text:p>
          </table:table-cell>
          <table:table-cell table:style-name="Table2.I1" office:value-type="string">
            <text:p text:style-name="P53">47</text:p>
          </table:table-cell>
          <table:table-cell table:style-name="Table2.J1" office:value-type="string">
            <text:p text:style-name="P53">46</text:p>
          </table:table-cell>
          <table:table-cell table:style-name="Table2.K1" office:value-type="string">
            <text:p text:style-name="P53">45</text:p>
          </table:table-cell>
          <table:table-cell table:style-name="Table2.L1" office:value-type="string">
            <text:p text:style-name="P53">44</text:p>
          </table:table-cell>
          <table:table-cell table:style-name="Table2.M1" office:value-type="string">
            <text:p text:style-name="P53">43</text:p>
          </table:table-cell>
          <table:table-cell table:style-name="Table2.N1" office:value-type="string">
            <text:p text:style-name="P53">42</text:p>
          </table:table-cell>
          <table:table-cell table:style-name="Table2.O1" office:value-type="string">
            <text:p text:style-name="P53">41</text:p>
          </table:table-cell>
          <table:table-cell table:style-name="Table2.P1" office:value-type="string">
            <text:p text:style-name="P53">40</text:p>
          </table:table-cell>
          <table:table-cell table:style-name="Table2.Q1" office:value-type="string">
            <text:p text:style-name="P53">39</text:p>
          </table:table-cell>
          <table:table-cell table:style-name="Table2.R1" office:value-type="string">
            <text:p text:style-name="P53">38</text:p>
          </table:table-cell>
          <table:table-cell table:style-name="Table2.S1" office:value-type="string">
            <text:p text:style-name="P53">37</text:p>
          </table:table-cell>
          <table:table-cell table:style-name="Table2.T1" office:value-type="string">
            <text:p text:style-name="P53">36</text:p>
          </table:table-cell>
          <table:table-cell table:style-name="Table2.U1" office:value-type="string">
            <text:p text:style-name="P53">35</text:p>
          </table:table-cell>
          <table:table-cell table:style-name="Table2.V1" office:value-type="string">
            <text:p text:style-name="P53">34</text:p>
          </table:table-cell>
          <table:table-cell table:style-name="Table2.W1" office:value-type="string">
            <text:p text:style-name="P53">33</text:p>
          </table:table-cell>
          <table:table-cell table:style-name="Table2.X1" office:value-type="string">
            <text:p text:style-name="P53">32</text:p>
          </table:table-cell>
          <table:table-cell table:style-name="Table2.Y1" office:value-type="string">
            <text:p text:style-name="P53">31</text:p>
          </table:table-cell>
          <table:table-cell table:style-name="Table2.Z1" office:value-type="string">
            <text:p text:style-name="P53">30</text:p>
          </table:table-cell>
          <table:table-cell table:style-name="Table2.a1" office:value-type="string">
            <text:p text:style-name="P53">29</text:p>
          </table:table-cell>
        </table:table-row>
        <table:table-row>
          <table:table-cell table:style-name="Table2.A2" table:number-columns-spanned="4" office:value-type="string">
            <text:p text:style-name="P55">DSRC</text:p>
            <text:p text:style-name="P55">RTIME</text:p>
            <text:p text:style-name="P55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3">28</text:p>
          </table:table-cell>
          <table:table-cell table:style-name="Table3.A1" office:value-type="string">
            <text:p text:style-name="P53">27</text:p>
          </table:table-cell>
          <table:table-cell table:style-name="Table3.A1" office:value-type="string">
            <text:p text:style-name="P53">26</text:p>
          </table:table-cell>
          <table:table-cell table:style-name="Table3.A1" office:value-type="string">
            <text:p text:style-name="P53">25</text:p>
          </table:table-cell>
          <table:table-cell table:style-name="Table3.A1" office:value-type="string">
            <text:p text:style-name="P53">24</text:p>
          </table:table-cell>
          <table:table-cell table:style-name="Table3.A1" office:value-type="string">
            <text:p text:style-name="P53">23</text:p>
          </table:table-cell>
          <table:table-cell table:style-name="Table3.A1" office:value-type="string">
            <text:p text:style-name="P53">22</text:p>
          </table:table-cell>
          <table:table-cell table:style-name="Table3.A1" office:value-type="string">
            <text:p text:style-name="P53">21</text:p>
          </table:table-cell>
          <table:table-cell table:style-name="Table3.A1" office:value-type="string">
            <text:p text:style-name="P53">20</text:p>
          </table:table-cell>
          <table:table-cell table:style-name="Table3.A1" office:value-type="string">
            <text:p text:style-name="P53">19</text:p>
          </table:table-cell>
          <table:table-cell table:style-name="Table3.A1" office:value-type="string">
            <text:p text:style-name="P53">18</text:p>
          </table:table-cell>
          <table:table-cell table:style-name="Table3.A1" office:value-type="string">
            <text:p text:style-name="P53">17</text:p>
          </table:table-cell>
          <table:table-cell table:style-name="Table3.A1" office:value-type="string">
            <text:p text:style-name="P53">16</text:p>
          </table:table-cell>
          <table:table-cell table:style-name="Table3.A1" office:value-type="string">
            <text:p text:style-name="P53">15</text:p>
          </table:table-cell>
          <table:table-cell table:style-name="Table3.A1" office:value-type="string">
            <text:p text:style-name="P53">14</text:p>
          </table:table-cell>
          <table:table-cell table:style-name="Table3.A1" office:value-type="string">
            <text:p text:style-name="P53">13</text:p>
          </table:table-cell>
          <table:table-cell table:style-name="Table3.A1" office:value-type="string">
            <text:p text:style-name="P53">12</text:p>
          </table:table-cell>
          <table:table-cell table:style-name="Table3.A1" office:value-type="string">
            <text:p text:style-name="P53">11</text:p>
          </table:table-cell>
          <table:table-cell table:style-name="Table3.A1" office:value-type="string">
            <text:p text:style-name="P53">10</text:p>
          </table:table-cell>
          <table:table-cell table:style-name="Table3.A1" office:value-type="string">
            <text:p text:style-name="P53">9</text:p>
          </table:table-cell>
          <table:table-cell table:style-name="Table3.A1" office:value-type="string">
            <text:p text:style-name="P53">8</text:p>
          </table:table-cell>
          <table:table-cell table:style-name="Table3.A1" office:value-type="string">
            <text:p text:style-name="P53">7</text:p>
          </table:table-cell>
          <table:table-cell table:style-name="Table3.A1" office:value-type="string">
            <text:p text:style-name="P53">6</text:p>
          </table:table-cell>
          <table:table-cell table:style-name="Table3.A1" office:value-type="string">
            <text:p text:style-name="P53">5</text:p>
          </table:table-cell>
          <table:table-cell table:style-name="Table3.A1" office:value-type="string">
            <text:p text:style-name="P53">4</text:p>
          </table:table-cell>
          <table:table-cell table:style-name="Table3.A1" office:value-type="string">
            <text:p text:style-name="P53">3</text:p>
          </table:table-cell>
          <table:table-cell table:style-name="Table3.A1" office:value-type="string">
            <text:p text:style-name="P53">2</text:p>
          </table:table-cell>
          <table:table-cell table:style-name="Table3.A1" office:value-type="string">
            <text:p text:style-name="P53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1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6">Поле</text:p>
            <text:p text:style-name="P56"/>
          </table:table-cell>
          <table:table-cell table:style-name="Microbits.A1" office:value-type="string">
            <text:p text:style-name="P56">Биты</text:p>
          </table:table-cell>
          <table:table-cell table:style-name="Microbits.A1" office:value-type="string">
            <text:p text:style-name="P56">Ширина</text:p>
          </table:table-cell>
          <table:table-cell table:style-name="Microbits.D1" office:value-type="string">
            <text:p text:style-name="P56">Описание</text:p>
          </table:table-cell>
        </table:table-row>
        <table:table-row table:style-name="Microbits.2">
          <table:table-cell table:style-name="Microbits.A2" office:value-type="string">
            <text:p text:style-name="P144">SQI</text:p>
          </table:table-cell>
          <table:table-cell table:style-name="Microbits.A2" office:value-type="string">
            <text:p text:style-name="P57">112-109</text:p>
          </table:table-cell>
          <table:table-cell table:style-name="Microbits.A2" office:value-type="string">
            <text:p text:style-name="P57">4</text:p>
          </table:table-cell>
          <table:table-cell table:style-name="Microbits.D2" office:value-type="string">
            <text:p text:style-name="P156">Код операции селектора адреса микропрограмм (СУАМ).</text:p>
            <text:p text:style-name="P72"/>
            <text:p text:style-name="P98">0 — JZ, переход по нулевому адресу;</text:p>
            <text:p text:style-name="P98">1 — CJS, условный переход к подпрограмме по адресу, подаваемому на вход D СУАМ;</text:p>
            <text:p text:style-name="P98">2 — JМАР, переход по адресу D, выработка сигнала /МЕ;</text:p>
            <text:p text:style-name="P98">3 — CJP, условный переход по адресу, подаваемому на вход D СУАМ;</text:p>
            <text:p text:style-name="P98">4 — PUSH, загрузка стека и условная загрузка счетчика;</text:p>
            <text:p text:style-name="P98">5 — JSRP, условный переход к подпрограмме по адресу, выбираемому из регистра/счетчика или со входа D СУАМ;</text:p>
            <text:p text:style-name="P98">6 — CJV, условный переход по адресу D, выработка сигнала /VЕ;</text:p>
            <text:p text:style-name="P98">7 — JRP, усл. переход по адресу, выбираемому из регистра/счетчика или со входа D СУАМ;</text:p>
            <text:p text:style-name="P98">8 — RFCT, повторение цикла, если счетчик не равен 0;</text:p>
            <text:p text:style-name="P98">9 — RРСТ, повторение по адресу, подаваемому на вход D СУАМ, если счетчик не равен 0;</text:p>
            <text:p text:style-name="P98">10 — CRTN, условный возврат из подпрограммы;</text:p>
            <text:p text:style-name="P98">11 — CJPP, условный переход по адресу, подаваемому на вход D СУАМ, и извлечение из стека;</text:p>
            <text:p text:style-name="P98">12 — LDCT, загрузка счетчика и последовательная выборка;</text:p>
            <text:p text:style-name="P98">13 — LООР, проверка условия окончания цикла;</text:p>
            <text:p text:style-name="P98">14 — CONT, последовательная выборка;</text:p>
            <text:p text:style-name="P98">15 — TWB, переход по одному из 3 адресов.</text:p>
            <text:p text:style-name="P98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58">108-97</text:p>
          </table:table-cell>
          <table:table-cell table:style-name="Microbits.A2" office:value-type="string">
            <text:p text:style-name="P58">12</text:p>
          </table:table-cell>
          <table:table-cell table:style-name="Microbits.D2" office:value-type="string">
            <text:p text:style-name="P73">А<text:span text:style-name="T6">дрес следующей микрокоманды или адрес ПЗУ констант</text:span>.</text:p>
            <text:p text:style-name="P73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58">96-95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57"><text:span text:style-name="T7">Выбор источника адреса, поступающего на вход D СУАМ</text:span>. </text:p>
            <text:p text:style-name="P99"/>
            <text:p text:style-name="P100">0 — РЕ, конвейерный регистр;</text:p>
            <text:p text:style-name="P100">1 — МЕ, ПНА КОП основного или дополнительного формата, в зависимости от КОП основного формата (3FН = 077В);</text:p>
            <text:p text:style-name="P100">2 — GRP, ПНА групп и микропрограммные признаки "След0" И "След1";</text:p>
            <text:p text:style-name="P100">3 — не используется (по умолчанию).</text:p>
            <text:p text:style-name="P100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58">9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4">Разрешение выдачи информации из МПС на шину Y. <text:span text:style-name="T8">По умолчанию — нет вывода (0).</text:span></text:p>
            <text:p text:style-name="P101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58">93-91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4">Управление приемниками результата АЛУ МПС. <text:span text:style-name="T8">По умолчанию — нет загрузки в регистры (1).</text:span></text:p>
            <text:p text:style-name="P101"/>
            <text:p text:style-name="P103">0 — Q, загрузка в регистр Q;</text:p>
            <text:p text:style-name="P103">1 — NО, выдача результата только на выход У, содержитое регистров не изменяется;</text:p>
            <text:p text:style-name="P103">2 — ВА, загрузка в регистр в рзу, на выход У подается значение регистра А;</text:p>
            <text:p text:style-name="P103">3 — В, загрузка в регистр в РЗУ;</text:p>
            <text:p text:style-name="P103">4 — RSBQ, сдвиг вправо, загрузка F/2 в В, Q/2 в Q;</text:p>
            <text:p text:style-name="P103">5 — RSB, сдвиг вправо, загрузка F/2 в В;</text:p>
            <text:p text:style-name="P103">6 — LSBQ, сдвиг влево, загрузка 2F в В, 2Q в Q;</text:p>
            <text:p text:style-name="P103">7 — LSB, сдвиг влево, загрузка 2F в В.</text:p>
            <text:p text:style-name="P103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58">90-88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156">Код операции АЛУ МПС.</text:p>
            <text:p text:style-name="P72"/>
            <text:p text:style-name="P104">0 — ADD, R + S + С0;</text:p>
            <text:p text:style-name="P76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6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04">3 — OR, R | S;</text:p>
            <text:p text:style-name="P104">4 — AND, R &amp; S;</text:p>
            <text:p text:style-name="P104">5 — NOTRS, ~R &amp; S;</text:p>
            <text:p text:style-name="P104">6 — EXOR, R ^ S;</text:p>
            <text:p text:style-name="P104">7 — EXNOR, ~(R ^ S).</text:p>
            <text:p text:style-name="P104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58">87-85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2">Управление источниками операндов на входы АЛУ.</text:p>
            <text:p text:style-name="P72"/>
            <text:p text:style-name="P105">0 — AQ;</text:p>
            <text:p text:style-name="P105">1 — АВ;</text:p>
            <text:p text:style-name="P105">2 — ZQ;</text:p>
            <text:p text:style-name="P105">3 — ZВ;</text:p>
            <text:p text:style-name="P105">4 — ZА;</text:p>
            <text:p text:style-name="P105">5 — DА;</text:p>
            <text:p text:style-name="P105">6 — DQ;</text:p>
            <text:p text:style-name="P105">7 — DZ.</text:p>
            <text:p text:style-name="P105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59">8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6">Управление числом разрядов, участвующих в операции АЛУ: 32 или 64. <text:span text:style-name="T8">По умолчанию — 32 разряда (0).</text:span></text:p>
            <text:p text:style-name="P102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59">83-8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7">Адрес регистра канала B МПС. <text:span text:style-name="T9">По умолчанию — регистр WR6 (10).</text:span></text:p>
            <text:p text:style-name="P106"/>
            <text:p text:style-name="P107">64-разрядные регистры:</text:p>
            <text:p text:style-name="P107">0 — А, сумматор;</text:p>
            <text:p text:style-name="P107">1 — У, регистр младших разрядов;</text:p>
            <text:p text:style-name="P107">2 — INTR, ГРП;</text:p>
            <text:p text:style-name="P107"/>
            <text:p text:style-name="P107">32-разрядные регистры (старшие 32 разряда не используются):</text:p>
            <text:p text:style-name="P107">3 — РС, СЧАС;</text:p>
            <text:p text:style-name="P107">4 — РССОРУ, РОП;</text:p>
            <text:p text:style-name="P107">5 — DADR, ИАОП;</text:p>
            <text:p text:style-name="P107"/>
            <text:p text:style-name="P107">Рабочие константы микропрограмм:</text:p>
            <text:p text:style-name="P107">6 — HALF, FFFF_FFFF_0000_0000;</text:p>
            <text:p text:style-name="P107">7 — ВУТЕ, 0000_0000_0000_00FF;</text:p>
            <text:p text:style-name="P107">8 — EXPN, FFF0_0000_0000_0000;</text:p>
            <text:p text:style-name="P107">9 — MANT, 000F_FFFF_FFFF_FFFF;</text:p>
            <text:p text:style-name="P107"/>
            <text:p text:style-name="P107">Рабочие регистры микропрограмм:</text:p>
            <text:p text:style-name="P107">10 — WR6, номер прерывания при внутренних прерываниях;</text:p>
            <text:p text:style-name="P107">11 — WR5, данные при чт/зп в часы, таймеры СВ;</text:p>
            <text:p text:style-name="P107">12 — WR4;</text:p>
            <text:p text:style-name="P107">13 — WR3;</text:p>
            <text:p text:style-name="P107">14 — WR2;</text:p>
            <text:p text:style-name="P107">15 — WR1.</text:p>
            <text:p text:style-name="P107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59">79-76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2">Адрес регистра канала A МПС. <text:span text:style-name="T31">(Аналогично RB выше)</text:span></text:p>
            <text:p text:style-name="P108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0">75-74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72">Управление входным переносом <text:span text:style-name="T10">C0</text:span> АЛУ МПС, разряды <text:span text:style-name="T32">I12-I11</text:span>.</text:p>
            <text:p text:style-name="P72"/>
            <text:p text:style-name="P109">0 — CI0, С0 МПС = 0;</text:p>
            <text:p text:style-name="P109">1 — CI1, С0 МПС = 1;</text:p>
            <text:p text:style-name="P109">2 — CIX, С0 МПС = СХ;</text:p>
            <text:p text:style-name="P109">3 — CIC, входной перенос с0 принимает значения NС, /NС, МС, /МС в зависимости от кодов операции I5-I1 СУСС.</text:p>
            <text:p text:style-name="P109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0">73-7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8">Управление организацией сдвигов в МПС, <text:span text:style-name="T33">разряды I9-I6 КОП СУСС</text:span>.</text:p>
            <text:p text:style-name="P110">Направление сдвига I10 задается разрядом I7 МПС.</text:p>
            <text:p text:style-name="P110"/>
            <text:p text:style-name="P111">Сдвиги вправо при I10=0:</text:p>
            <text:p text:style-name="P112">0 — LSLSL, логический сдвиг вправо одинарный, освобождающийся разряд заполняется "0", МС не изменяется;</text:p>
            <text:p text:style-name="P112">1 — NSNSL, сдвиг вправо одинарный, МС не изменяется, освобождающийся разряд заполняется "1";</text:p>
            <text:p text:style-name="P112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p>
            <text:p text:style-name="P112">3 — NDNS, сдвиг вправо двойной, освобождающиеся разряды заполняются "1", МС не изменяется;</text:p>
            <text:p text:style-name="P79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112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p>
            <text:p text:style-name="P112">6 — LDLD, логический сдвиг вправо двойной, освобождающиеся разряды заполняются "0", МС не изменяется;</text:p>
            <text:p text:style-name="P112">7 — LDLND, логический сдвиг вправо двойной, освобождающиеся разряды заполняются "0", выдвинутый из Q бит записывается в МС;</text:p>
            <text:p text:style-name="P112">8 — RSLRSL, циклический сдвиг вправо одинарный, выдвинутый из РЗУ бит записывается в МС;</text:p>
            <text:p text:style-name="P112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p>
            <text:p text:style-name="P112">10 — RSRS, циклический сдвиг вправо одинарный, МС не изменяется;</text:p>
            <text:p text:style-name="P112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p>
            <text:p text:style-name="P112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p>
            <text:p text:style-name="P112">13 — RDLRDL, Циклический сдвиг вправо двойной, выдвинутый из Q разряд попадает в МС и старший разряд РЗУ;</text:p>
            <text:p text:style-name="P112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p>
            <text:p text:style-name="P112">15 — RDRD, циклический сдвиг вправо двойной, МС не изменяется.</text:p>
            <text:p text:style-name="P111"/>
            <text:p text:style-name="P111">Сдвиги влево при I10=1:</text:p>
            <text:p text:style-name="P112">0 — LSLSL, логический сдвиг влево одинарный с загрузкой МС, освобождающийся разряд заполняется "0";</text:p>
            <text:p text:style-name="P112">1 — NSNSL, сдвиг влево одинарный с загрузкой МС, освобождающийся разряд заполняется "1";</text:p>
            <text:p text:style-name="P112">2 — ASLLS, логический сдвиг влево одинарный, МС не изменяется, освобождающиеся разряды заполняются "0";</text:p>
            <text:p text:style-name="P112">3 — NDNS, сдвиг влево одинарный, освобождающиеся разряды заполняются "1", МС не изменяется;</text:p>
            <text:p text:style-name="P112">4 — CDLDL, сдвиг влево двойной с загрузкой МС, освобожд. разряды заполняются "0";</text:p>
            <text:p text:style-name="P112">5 — ADNDL, сдвиг влево двойной с загрузкой МС, освобожд. разряды заполняются "1";</text:p>
            <text:p text:style-name="P112">6 — LDLD, сдвиг влево двойной, освобождающиеся разряды заполняются "0", МС не изменяется;</text:p>
            <text:p text:style-name="P112">7 — LDLND, сдвиг влево двойной, освобождающиеся разряды заполняются "1", MC не изменяется;</text:p>
            <text:p text:style-name="P112">8 — RSLRSL, циклический сдвиг влево одинарный с загрузкой MC;</text:p>
            <text:p text:style-name="P112">9 — RSSRSS, циклический сдвиг влево одинарный совместно с MC, освобождающийся разряд заполняется значением MC, выдвинутый разряд попадает в MC;</text:p>
            <text:p text:style-name="P112">10 — RSRS, циклический сдвиг влево одинарный, MC не изменяется;</text:p>
            <text:p text:style-name="P112">11 — IDCS, сдвиг влево одинарный, MC не изменяется, РЗУ: освобождающийся разряд заполняется значением MC; Q: освобождающийся разряд заполняется "0";</text:p>
            <text:p text:style-name="P79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112">13 — RDLRDL, циклический сдвиг влево двойной, выдвинутый бит попадает в MC и в освобождающийся разряд Q;</text:p>
            <text:p text:style-name="P112">14 — VDCD, сдвиг влево двойной, MC не изменяется, освобождающиеся разряды заполняются значением MC;</text:p>
            <text:p text:style-name="P112">15 — RDRD, циклический сдвиг влево двойной, MC не изменяется.</text:p>
            <text:p text:style-name="P111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0">69-64</text:p>
          </table:table-cell>
          <table:table-cell table:style-name="Microbits.A2" office:value-type="string">
            <text:p text:style-name="P58">6</text:p>
          </table:table-cell>
          <table:table-cell table:style-name="Microbits.D2" office:value-type="string">
            <text:p text:style-name="P158">Разряды I5-I0 КОП СУСС, управляющие:</text:p>
            <text:p text:style-name="P95"><text:s/><text:span text:style-name="T29">-</text:span> микромашинным статусным регистром N;</text:p>
            <text:p text:style-name="P95"><text:s/><text:span text:style-name="T29">-</text:span> машинным статусным регистром М;</text:p>
            <text:p text:style-name="P95"><text:s/><text:span text:style-name="T29">-</text:span> выходом У;</text:p>
            <text:p text:style-name="P95"><text:s/><text:span text:style-name="T29">-</text:span> выходом кода условия;</text:p>
            <text:p text:style-name="P95"><text:s/><text:span text:style-name="T29">-</text:span> входным переносом С0 АЛУ МПС.</text:p>
            <text:p text:style-name="P97"/>
            <text:p text:style-name="P113">0 — УТОМ, MTON;</text:p>
            <text:p text:style-name="P113">1 — SЕТМ, SETN;</text:p>
            <text:p text:style-name="P113">2 — MCN, NСМ;</text:p>
            <text:p text:style-name="P113">3 — CLRN, CLRM;</text:p>
            <text:p text:style-name="P113">5 — INVM;</text:p>
            <text:p text:style-name="P113">7 — ОРС7;</text:p>
            <text:p text:style-name="P113">8 — CLRNZ;</text:p>
            <text:p text:style-name="P113">9 — SETNZ;</text:p>
            <text:p text:style-name="P113">10 — CLRNC;</text:p>
            <text:p text:style-name="P113">11 — SETNC;</text:p>
            <text:p text:style-name="P113">12 — CLRNN;</text:p>
            <text:p text:style-name="P113">13 — SETNN;</text:p>
            <text:p text:style-name="P113">14 — CLRNV;</text:p>
            <text:p text:style-name="P113">15 — SETNV;</text:p>
            <text:p text:style-name="P113">18 — ОРС18;</text:p>
            <text:p text:style-name="P113">19 — ОРС19;</text:p>
            <text:p text:style-name="P114">20 — NZ, по умолчанию;</text:p>
            <text:p text:style-name="P113">21 — /NZ;</text:p>
            <text:p text:style-name="P113">22 — NV;</text:p>
            <text:p text:style-name="P113">23 — /NV;</text:p>
            <text:p text:style-name="P113">26 — NС;</text:p>
            <text:p text:style-name="P113">27 — /NС;</text:p>
            <text:p text:style-name="P113">30 — NN;</text:p>
            <text:p text:style-name="P113">31 — /NN;</text:p>
            <text:p text:style-name="P113">32 — ОРС32;</text:p>
            <text:p text:style-name="P113">33 — ОРС33;</text:p>
            <text:p text:style-name="P113">34 — ОРС34;</text:p>
            <text:p text:style-name="P113">36 — MZ;</text:p>
            <text:p text:style-name="P113">37 — /MZ;</text:p>
            <text:p text:style-name="P113">38 — MV;</text:p>
            <text:p text:style-name="P113">39 — /MV;</text:p>
            <text:p text:style-name="P113">42 — МС;</text:p>
            <text:p text:style-name="P113">43 — /МС;</text:p>
            <text:p text:style-name="P113">46 — MN;</text:p>
            <text:p text:style-name="P113">47 — /MN;</text:p>
            <text:p text:style-name="P113">52 — IZ;</text:p>
            <text:p text:style-name="P113">53 — /IZ;</text:p>
            <text:p text:style-name="P113">54 — IV;</text:p>
            <text:p text:style-name="P113">55 — /IV;</text:p>
            <text:p text:style-name="P113"><text:soft-page-break/>58 — IС;</text:p>
            <text:p text:style-name="P113">59 — /IС;</text:p>
            <text:p text:style-name="P113">62 — IN;</text:p>
            <text:p text:style-name="P113">63 — /IN.</text:p>
            <text:p text:style-name="P114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1">63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5">Режим привилегированных команд <text:span text:style-name="T11">002 и 032</text:span>, разрешающий обращение к специальным регистрам.</text:p>
            <text:p text:style-name="P75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1">62-56</text:p>
          </table:table-cell>
          <table:table-cell table:style-name="Microbits.A2" office:value-type="string">
            <text:p text:style-name="P58">7</text:p>
          </table:table-cell>
          <table:table-cell table:style-name="Microbits.D2" office:value-type="string">
            <text:p text:style-name="P80">Параметр сдвига сдвигателя, задающий число сдвигов и направление.</text:p>
            <text:p text:style-name="P80"/>
            <text:p text:style-name="P116">0x40 - SН0, параметр сдвига на 0 разрядов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1">62-61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59">Адрес источника номера модификатора. По умолчанию — отсутствующий источник (2).</text:p>
            <text:p text:style-name="P96"/>
            <text:p text:style-name="P115">0 — U, регистр исполнительного адреса;</text:p>
            <text:p text:style-name="P115">1 — IRA, поле модификатора команды;</text:p>
            <text:p text:style-name="P115">3 — МР, микропрограмма.</text:p>
            <text:p text:style-name="P115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1">60-56</text:p>
          </table:table-cell>
          <table:table-cell table:style-name="Microbits.A2" office:value-type="string">
            <text:p text:style-name="P58">5</text:p>
          </table:table-cell>
          <table:table-cell table:style-name="Microbits.D2" office:value-type="string">
            <text:p text:style-name="P88">Номер модификатора в группе регистров, используемый в микропрограмме. Р<text:span text:style-name="T35">егистры 8-3 - область упрятывания регистров общего назначения и рабочие регистры микропрограмм.</text:span></text:p>
            <text:p text:style-name="P117"/>
            <text:p text:style-name="P118">0 — MREZ, резерв;</text:p>
            <text:p text:style-name="P118">1 — PROCNC, номер процесса, равен содержимому РНП у активного процесса;</text:p>
            <text:p text:style-name="P118">2 — SVFA, регистр адреса поля упрятывания;</text:p>
            <text:p text:style-name="P118">3 — РССС, РОП;</text:p>
            <text:p text:style-name="P118">4 — РСС, СЧаС;</text:p>
            <text:p text:style-name="P118">5 — YCR, правая половина РМР;</text:p>
            <text:p text:style-name="P118">6 — YCL, левая половина РМР;</text:p>
            <text:p text:style-name="P118">7 — ACR, правая половина сумматора;</text:p>
            <text:p text:style-name="P118">8 — ACL, левая половина сумматора;</text:p>
            <text:p text:style-name="P118">9 — CTR, регистр счетного времени процесса, правая половина;</text:p>
            <text:p text:style-name="P118">10 — CTL, регистр счетного времени процесса, левая половина;</text:p>
            <text:p text:style-name="P118">11 — СТТ, таймер счетного времени процесса;</text:p>
            <text:p text:style-name="P118">12 — SPRADR, указатель стека адресов возврата из подпрограмм РАВ;</text:p>
            <text:p text:style-name="P118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18">14 — RR, регистр режимов;</text:p>
            <text:p text:style-name="P118">15 — С, регистр изменения адреса;</text:p>
            <text:p text:style-name="P118">16 — SР, указатель магазина;</text:p>
            <text:p text:style-name="P117">17 — М14;</text:p>
            <text:p text:style-name="P117">18 — М13;</text:p>
            <text:p text:style-name="P117">19 — М12;</text:p>
            <text:p text:style-name="P117">20 — М11;</text:p>
            <text:p text:style-name="P117">21 — М10;</text:p>
            <text:p text:style-name="P117">22 — М9;</text:p>
            <text:p text:style-name="P117">23 — М8;</text:p>
            <text:p text:style-name="P117">24 — М7;</text:p>
            <text:p text:style-name="P117">25 — М6;</text:p>
            <text:p text:style-name="P117">26 — М5;</text:p>
            <text:p text:style-name="P117"><text:soft-page-break/>27 — М4;</text:p>
            <text:p text:style-name="P117">28 — М3;</text:p>
            <text:p text:style-name="P117">29 — М2;</text:p>
            <text:p text:style-name="P117">30 — М1;</text:p>
            <text:p text:style-name="P117">31 — М0.</text:p>
            <text:p text:style-name="P117"/>
          </table:table-cell>
        </table:table-row>
        <table:table-row table:style-name="Microbits.2">
          <table:table-cell table:style-name="Microbits.A2" office:value-type="string">
            <text:p text:style-name="P147">DSRC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0">Управление источниками информации на шину D.</text:p>
            <text:p text:style-name="P80"/>
            <text:p text:style-name="P120">1 — MODGN, регистр номера группы ОЗУ модификаторов;</text:p>
            <text:p text:style-name="P120">2 — PROCN, регистр номера процесса;</text:p>
            <text:p text:style-name="P120">3 — CNT, триггеры признаков;</text:p>
            <text:p text:style-name="P120">4 — PHYSPG, регистр физической страницы;</text:p>
            <text:p text:style-name="P120">5 — ARBOPC, регистр КОП арбитра (для анализа при прерываниях);</text:p>
            <text:p text:style-name="P120">8 — СОМА, адресная часть команды;</text:p>
            <text:p text:style-name="P120">9 — SHIFT, результат сдвига;</text:p>
            <text:p text:style-name="P120">10 — ОРС, код операции команды;</text:p>
            <text:p text:style-name="P120">11 — LOS, результат поиска левой единицы;</text:p>
            <text:p text:style-name="P120">12 — PROM, ППЗУ констант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147">R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чтением информации с часов и таймера счетного времени.</text:p>
            <text:p text:style-name="P81"/>
            <text:p text:style-name="P122">14 — RТ, сигнал чтения часов, таймеров на шину У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147">W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записью информации в часы и таймер счетного времени.</text:p>
            <text:p text:style-name="P81"/>
            <text:p text:style-name="P122">15 — WТ, сигнал записи в часы, таймеры с шины У (совместно с сигналом WRD)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3">51-48</text:p>
          </table:table-cell>
          <table:table-cell table:style-name="Microbits.A2" office:value-type="string">
            <text:p text:style-name="P63">4</text:p>
          </table:table-cell>
          <table:table-cell table:style-name="Microbits.D2" office:value-type="string">
            <text:p text:style-name="P80">Управление приемниками информации с шины Y ЦП.</text:p>
            <text:p text:style-name="P80"/>
            <text:p text:style-name="P124">1 — MODGN, регистр номера группы ОЗУ модификаторов;</text:p>
            <text:p text:style-name="P124">2 — PROCN, регистр номера процесса РНП;</text:p>
            <text:p text:style-name="P124">3 — CNT, регистр режимов и триггеры признаков;</text:p>
            <text:p text:style-name="P124">4 — PHYSPG, регистр физической страницы РФС;</text:p>
            <text:p text:style-name="P124">5 — ARBOPC, КОП арбитра (для пультового останова);</text:p>
            <text:p text:style-name="P124">8 — ADRREG, регистр исполнительного адреса (запись);</text:p>
            <text:p text:style-name="P124">9 — PSHIFT, регистр параметра сдвига (только запись);</text:p>
            <text:p text:style-name="P124">10 — CCLR, запуск сброса кэша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4">47-46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80">Код операции сдвигателя.</text:p>
            <text:p text:style-name="P80"/>
            <text:p text:style-name="P125">0 — CICL, циклический сдвиг вправо;</text:p>
            <text:p text:style-name="P125">1 — LOG, логический сдвиг;</text:p>
            <text:p text:style-name="P125">2 — ARIPH, арифметический сдвиг;</text:p>
            <text:p text:style-name="P125">3 — EMULF, "расхлопывание" - переход к формату БЭСМ-6.</text:p>
            <text:p text:style-name="P125"/>
          </table:table-cell>
        </table:table-row>
        <text:soft-page-break/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5">45-42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0">Код операции арбитра общей шины.</text:p>
            <text:p text:style-name="P126"/>
            <text:p text:style-name="P127">1 — CCRD, чтение кэш<text:span text:style-name="T38">а</text:span> команд;</text:p>
            <text:p text:style-name="P127">2 — CCWR, запись в кэш команд;</text:p>
            <text:p text:style-name="P127">3 — DCRD, чтение кэша операндов;</text:p>
            <text:p text:style-name="P127">4 — DCWR, запись в кэш операндов;</text:p>
            <text:p text:style-name="P127">8 — FЕТСН, чтение команды;</text:p>
            <text:p text:style-name="P127">9 — DRD, <text:s/>чтение операнда;</text:p>
            <text:p text:style-name="P127">10 — DWR, запись результата <text:span text:style-name="T37">(не используется)</text:span>;</text:p>
            <text:p text:style-name="P127">11 — RDMWR, чтение-модификация-запись (семафорная);</text:p>
            <text:p text:style-name="P127">12 — BTRWR, запись в режиме блочной передачи;</text:p>
            <text:p text:style-name="P127">13 — BTRRD, чтение в режиме блочной передачи;</text:p>
            <text:p text:style-name="P127">14 — BICLR, сброс прерываний на шине;</text:p>
            <text:p text:style-name="P127">15 — BIRD, чтение прерываний с шины.</text:p>
            <text:p text:style-name="P127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6">41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1">Управление загрузкой регистра селектора адреса <text:span text:style-name="T12">СУАМ и ШФ шин У ЦП и D СУАМ</text:span>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6">40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0">Управление прохождением признака ПИА на вход ПНА команд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7">39-37</text:p>
          </table:table-cell>
          <table:table-cell table:style-name="Microbits.A2" office:value-type="string">
            <text:p text:style-name="P67">3</text:p>
          </table:table-cell>
          <table:table-cell table:style-name="Microbits.D2" office:value-type="string">
            <text:p text:style-name="P89">Управление длительностью тактового импульса.</text:p>
            <text:p text:style-name="P128"/>
            <text:p text:style-name="P143">1 — NТ3, 3 нанотакта;</text:p>
            <text:p text:style-name="P143">0 — NТ4, 4 нанотакта;</text:p>
            <text:p text:style-name="P143">4 — NТ5, 5 нанотактов;</text:p>
            <text:p text:style-name="P143">6 — NТ6, 6 нанотактов;</text:p>
            <text:p text:style-name="P143">2 — NТ7, 7 нанотактов;</text:p>
            <text:p text:style-name="P143">3 — NТ8, 8 нанотактов;</text:p>
            <text:p text:style-name="P143">7 — NТ9, 9 нанотактов;</text:p>
            <text:p text:style-name="P143">5 — NТ10, 10 нанотактов = 500 нсек (по умолчанию).</text:p>
            <text:p text:style-name="P89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7">36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2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29"/>
          </table:table-cell>
        </table:table-row>
        <table:table-row table:style-name="Microbits.2">
          <table:table-cell table:style-name="Microbits.A2" office:value-type="string">
            <text:p text:style-name="P146">ICI</text:p>
          </table:table-cell>
          <table:table-cell table:style-name="Microbits.A2" office:value-type="string">
            <text:p text:style-name="P67">35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Инверсия условия, передаваемого на вход инкрементора регистра адреса микропрограммы <text:span text:style-name="T14">(CI) СУАМ</text:span>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6">IСС</text:p>
          </table:table-cell>
          <table:table-cell table:style-name="Microbits.A2" office:value-type="string">
            <text:p text:style-name="P67">3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94">Инверсия условий, выбираемых полем COND, управляющих последовательностью исполнения микрокоманд.</text:p>
            <text:p text:style-name="P94"/>
          </table:table-cell>
        </table:table-row>
        <table:table-row table:style-name="Microbits.2">
          <table:table-cell table:style-name="Microbits.A2" office:value-type="string">
            <text:p text:style-name="P146">ISE</text:p>
          </table:table-cell>
          <table:table-cell table:style-name="Microbits.A2" office:value-type="string">
            <text:p text:style-name="P67">3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3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30"/>
          </table:table-cell>
        </table:table-row>
        <table:table-row table:style-name="Microbits.2">
          <table:table-cell table:style-name="Microbits.A2" office:value-type="string">
            <text:p text:style-name="P146">СЕМ</text:p>
          </table:table-cell>
          <table:table-cell table:style-name="Microbits.A2" office:value-type="string">
            <text:p text:style-name="P67">32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записи в машинный регистр состояния <text:span text:style-name="T16">М СУСС</text:span>.</text:p>
            <text:p text:style-name="P84"/>
          </table:table-cell>
        </table:table-row>
        <table:table-row table:style-name="Microbits.2">
          <table:table-cell table:style-name="Microbits.A2" office:value-type="string">
            <text:p text:style-name="P146">CEN</text:p>
          </table:table-cell>
          <table:table-cell table:style-name="Microbits.A2" office:value-type="string">
            <text:p text:style-name="P67">31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записи в микромашинный регистр состояния <text:span text:style-name="T16">N СУСС</text:span>.</text:p>
            <text:p text:style-name="P84"/>
          </table:table-cell>
        </table:table-row>
        <text:soft-page-break/>
        <table:table-row table:style-name="Microbits.2">
          <table:table-cell table:style-name="Microbits.A2" office:value-type="string">
            <text:p text:style-name="P146">CSM</text:p>
          </table:table-cell>
          <table:table-cell table:style-name="Microbits.A2" office:value-type="string">
            <text:p text:style-name="P67">30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Управление обращением к ОЗУ модификаторов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6">WЕМ</text:p>
          </table:table-cell>
          <table:table-cell table:style-name="Microbits.A2" office:value-type="string">
            <text:p text:style-name="P67">29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Разрешение записи в ОЗУ модификаторов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6">ЕСВ</text:p>
          </table:table-cell>
          <table:table-cell table:style-name="Microbits.A2" office:value-type="string">
            <text:p text:style-name="P67">28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<text:span text:style-name="T16">Выбор</text:span> канал<text:span text:style-name="T16">а</text:span> B БОИ данных.</text:p>
            <text:p text:style-name="P84"/>
          </table:table-cell>
        </table:table-row>
        <table:table-row table:style-name="Microbits.2">
          <table:table-cell table:style-name="Microbits.A2" office:value-type="string">
            <text:p text:style-name="P146">WRB</text:p>
          </table:table-cell>
          <table:table-cell table:style-name="Microbits.A2" office:value-type="string">
            <text:p text:style-name="P67">27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<text:span text:style-name="T18">З</text:span>апись по каналу B в БОИ данных и БОИ тега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6">BRA</text:p>
          </table:table-cell>
          <table:table-cell table:style-name="Microbits.A2" office:value-type="string">
            <text:p text:style-name="P67">26-25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0">Адрес регистра канала B БОИ даннных и БОИ тега. <text:span text:style-name="T19">По умолчанию — 3 (чтобы не было случайной записи в RG0).</text:span></text:p>
            <text:p text:style-name="P131"/>
            <text:p text:style-name="P132">0 — RG0, физический адрес, в БОИ тега не используется;</text:p>
            <text:p text:style-name="P132">1 — RG1, регистр левой-правой команды, в БОИ тега - тег команды;</text:p>
            <text:p text:style-name="P132">2 — RG2, регистр операнда, в БОИ тега - тег операнда;</text:p>
            <text:p text:style-name="P132">3 — RG3, регистр результата, в БОИ тега - тег результата (сумматора).</text:p>
            <text:p text:style-name="P132"/>
          </table:table-cell>
        </table:table-row>
        <table:table-row table:style-name="Microbits.2">
          <table:table-cell table:style-name="Microbits.A2" office:value-type="string">
            <text:p text:style-name="P146">ЕСА</text:p>
          </table:table-cell>
          <table:table-cell table:style-name="Microbits.A2" office:value-type="string">
            <text:p text:style-name="P67">2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<text:span text:style-name="T17">Выбор</text:span> канал<text:span text:style-name="T17">а</text:span> A БОИ данных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146">WRA</text:p>
          </table:table-cell>
          <table:table-cell table:style-name="Microbits.A2" office:value-type="string">
            <text:p text:style-name="P67">2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6"><text:span text:style-name="T18">З</text:span>апись по каналу A в БОИ данных. 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6">ARA</text:p>
          </table:table-cell>
          <table:table-cell table:style-name="Microbits.A2" office:value-type="string">
            <text:p text:style-name="P67">22-21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0">Адрес регистра канала A БОИ даннных. <text:span text:style-name="T20">По умолчанию — 3 (чтобы не было случайной записи в RG0).</text:span></text:p>
            <text:p text:style-name="P134"/>
            <text:p text:style-name="P133">0 — RG0, физический адрес;</text:p>
            <text:p text:style-name="P133">1 — RG1, регистр левой-правой команды;</text:p>
            <text:p text:style-name="P133">2 — RG2, регистр операнда;</text:p>
            <text:p text:style-name="P133">3 — RG3, регистр результата.</text:p>
            <text:p text:style-name="P133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0">Выбор источника или приемника информации с шины Y,<text:span text:style-name="T21"> управление — WRY</text:span>.</text:p>
            <text:p text:style-name="P90"/>
            <text:p text:style-name="P135">2 — PHYSAD, физический адрес (только на чтение);</text:p>
            <text:p text:style-name="P135">3 — RADRR, регистр исполнительного адреса (чтение);</text:p>
            <text:p text:style-name="P135">4 — PSMEM, ОЗУ приписок (CS);</text:p>
            <text:p text:style-name="P135">5 — МРМЕМ, ОЗУ обмена с ПП;</text:p>
            <text:p text:style-name="P135">6 — SТОРМ0, ОЗУ останова 0 (только на запись);</text:p>
            <text:p text:style-name="P135">7 — SТОРМ1, ОЗУ останова 1 (только на запись). Выборка ОЗУ останова совмещена с сигналом записи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1">Выбор регистров БОИ тега, <text:span text:style-name="T22">управление — WRB</text:span>.</text:p>
            <text:p text:style-name="P91"/>
            <text:p text:style-name="P135">1 — ECBTAG, канал в БОИ тега (сигнал ЕСВ БОИ)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145">WRY</text:p>
          </table:table-cell>
          <table:table-cell table:style-name="Microbits.A2" office:value-type="string">
            <text:p text:style-name="P69">1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<text:span text:style-name="T23">З</text:span>апись в источники или приемники шины Y.</text:p>
            <text:p text:style-name="P80"/>
          </table:table-cell>
        </table:table-row>
        <text:soft-page-break/>
        <table:table-row table:style-name="Microbits.2">
          <table:table-cell table:style-name="Microbits.A2" office:value-type="string">
            <text:p text:style-name="P145">DDEV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0">Выбор источника или приемника информации с шины D, <text:span text:style-name="T24">управление — WRD</text:span>.</text:p>
            <text:p text:style-name="P90"/>
            <text:p text:style-name="P136">1 — ВВ, БОБР, БИЗМ;</text:p>
            <text:p text:style-name="P136">2 — MODB, БМСП;</text:p>
            <text:p text:style-name="P136">3 — CLRCD, сброс ПИА, дополнительный сигнал;</text:p>
            <text:p text:style-name="P136">5 — STATUS, СУСС;</text:p>
            <text:p text:style-name="P136">6 — РРМЕМ0, ОЗУ приоритетов страниц 0;</text:p>
            <text:p text:style-name="P136">7 — РРМЕМ1, ОЗУ приоритетов страниц 1.</text:p>
            <text:p text:style-name="P136"/>
          </table:table-cell>
        </table:table-row>
        <table:table-row table:style-name="Microbits.2">
          <table:table-cell table:style-name="Microbits.A2" office:value-type="string">
            <text:p text:style-name="P145">YDTIM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2">Выбор часов и таймера счетного времени, <text:span text:style-name="T25">управление — RTIME, WTIME, WRD</text:span>. </text:p>
            <text:p text:style-name="P92"/>
            <text:p text:style-name="P137">4 - CTIME, регистр и таймер счетного времени (сигнал CS)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145">WRD</text:p>
          </table:table-cell>
          <table:table-cell table:style-name="Microbits.A2" office:value-type="string">
            <text:p text:style-name="P69">1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Управление записью в источники или приемники шины D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5">IОМР</text:p>
          </table:table-cell>
          <table:table-cell table:style-name="Microbits.A2" office:value-type="string">
            <text:p text:style-name="P69">1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Выбор блока обмена с ПП, дешифратора триггеров признаков <text:span text:style-name="T26">(0)</text:span> или управляющих сигналов часов и таймера счетного времени <text:span text:style-name="T26">(1).</text:span></text:p>
            <text:p text:style-name="P138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0">11-7</text:p>
          </table:table-cell>
          <table:table-cell table:style-name="Microbits.A2" office:value-type="string">
            <text:p text:style-name="P70">5</text:p>
          </table:table-cell>
          <table:table-cell table:style-name="Microbits.D2" office:value-type="string">
            <text:p text:style-name="P93">Установка/сброс триггеров признаков или управляющие сигналы <text:span text:style-name="T27">А1, А0 </text:span>для обращения к часам и таймеру.</text:p>
            <text:p text:style-name="P93"/>
            <text:p text:style-name="P139">1 — LOGGRP, установка логической группы;</text:p>
            <text:p text:style-name="P139">2 — MULGRP, установка группы умножения;</text:p>
            <text:p text:style-name="P139">3 — ADDGRP, установка группы сложения;</text:p>
            <text:p text:style-name="P139">5 — SЕТС, <text:s/>установка тг. ПИА;</text:p>
            <text:p text:style-name="P139">6 — CLRRCB, сброс тг. ППК;</text:p>
            <text:p text:style-name="P139">7 — SETRCB, установка тг. ППК;</text:p>
            <text:p text:style-name="P139">8 — CLRJMP, сброс тг. ППУ;</text:p>
            <text:p text:style-name="P139">9 — SETJMP, установка тг. ППУ;</text:p>
            <text:p text:style-name="P139">10 — SETEI, сброс маски прерываний (разрешение прерываний);</text:p>
            <text:p text:style-name="P139">11 — CLREI, установка маски прерываний (запрет прерываний);</text:p>
            <text:p text:style-name="P139">12 — CLRTR0, сброс микропрограммного признака "След0";</text:p>
            <text:p text:style-name="P139">13 — SETTR0, установка мп признака "След0";</text:p>
            <text:p text:style-name="P139">14 — CLRTR1, сброс мп признака "След1";</text:p>
            <text:p text:style-name="P139">15 — SETTR1, установка мп признака "След1";</text:p>
            <text:p text:style-name="P139">16 — CLRCT, сброс прерывания от часов счетного времени;</text:p>
            <text:p text:style-name="P139">17 — CLRCTT, сброс прерывания от таймера счетного времени;</text:p>
            <text:p text:style-name="P139">18 — CLRTKK, сброс тг. коммутации команд - ТКК (ППК стандартизатора);</text:p>
            <text:p text:style-name="P139">19 — SЕТТКК, установка ТКК;</text:p>
            <text:p text:style-name="P139">20 — SETNR, установка НР;</text:p>
            <text:p text:style-name="P139">21 — STRTLD, запуск загрузки ОЗУ БМСП единицами;</text:p>
            <text:p text:style-name="P139">22 — SETER, установка РЭ;</text:p>
            <text:p text:style-name="P139">23 — СНТКК, переброс ТКК (работает в счетном режиме!);</text:p>
            <text:p text:style-name="P139">24 — SETHLT, установка тг. "Останов" (Halt);</text:p>
            <text:p text:style-name="P139">25 — CLRINT, сброс прерываний (кроме прерываний от таймеров);</text:p>
            <text:p text:style-name="P139">26 — CLRRUN, сброс тг. "Пуск";</text:p>
            <text:p text:style-name="P139">27 — RDMPCP, установка признака "ОЗУ обмена ПП -&gt; ЦП прочитано";</text:p>
            <text:p text:style-name="P139">28 — LDMPCP, установка признака "в ОЗУ обмена ПП -&gt; ЦП есть информация";</text:p>
            <text:p text:style-name="P139"><text:soft-page-break/>29 — LDCPMP, установка признака "в ОЗУ обмена ЦП -&gt; ПП есть информация";</text:p>
            <text:p text:style-name="P139">30 — PRGINT, установка программного прерывания с номером 31;</text:p>
            <text:p text:style-name="P139">31 — EXTINT, установка внешнего прерывания на магистраль.</text:p>
            <text:p text:style-name="P139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0">10-7</text:p>
          </table:table-cell>
          <table:table-cell table:style-name="Microbits.A2" office:value-type="string">
            <text:p text:style-name="P70">4</text:p>
          </table:table-cell>
          <table:table-cell table:style-name="Microbits.D2" office:value-type="string">
            <text:p text:style-name="P80">Адрес регистра в блоке обмена с ПП.</text:p>
            <text:p text:style-name="P80"/>
            <text:p text:style-name="P140">Информационные байты обращений ЦП к ПП (используются ОС через WMOD):</text:p>
            <text:p text:style-name="P140">0 — INFB1;</text:p>
            <text:p text:style-name="P140">1 — INFB2;</text:p>
            <text:p text:style-name="P140">2 — FСР, флаг для ПП по инициативе ЦП;</text:p>
            <text:p text:style-name="P140">3 — FМР, флаг ПП-ЦП по инициативе ПП.</text:p>
            <text:p text:style-name="P140"/>
            <text:p text:style-name="P140">Байты адреса регистра или внутренней памяти ЦП при обращениях ПП (в младшем по номеру регистре - старший байт адреса):</text:p>
            <text:p text:style-name="P140">4 — ADRB1;</text:p>
            <text:p text:style-name="P140">5 — ADRB2;</text:p>
            <text:p text:style-name="P140">6 — ADRB3;</text:p>
            <text:p text:style-name="P140">7 — ADRB4.</text:p>
            <text:p text:style-name="P140"/>
            <text:p text:style-name="P140">Байты данных при обращениях ПП (в младшем по номеру регистре - старший байт данных):</text:p>
            <text:p text:style-name="P140">8 — DАТАВ1;</text:p>
            <text:p text:style-name="P140">9 — DАТАВ2;</text:p>
            <text:p text:style-name="P140">10 — DАТАВ3;</text:p>
            <text:p text:style-name="P140">11 — DАТАВ4;</text:p>
            <text:p text:style-name="P140">12 — DАТАВ5;</text:p>
            <text:p text:style-name="P140">13 — DАТАВ6;</text:p>
            <text:p text:style-name="P140">14 — DАТАВ7;</text:p>
            <text:p text:style-name="P140">15 — DАТАВ8.</text:p>
            <text:p text:style-name="P140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1">6-2</text:p>
          </table:table-cell>
          <table:table-cell table:style-name="Microbits.A2" office:value-type="string">
            <text:p text:style-name="P71">5</text:p>
          </table:table-cell>
          <table:table-cell table:style-name="Microbits.D2" office:value-type="string">
            <text:p text:style-name="P80">Выбор условия, подлежащего проверке.</text:p>
            <text:p text:style-name="P80"/>
            <text:p text:style-name="P141">0 — YES, "да";</text:p>
            <text:p text:style-name="P141">1 — NORMB, блокировка нормализации (БНОР);</text:p>
            <text:p text:style-name="P141">2 — RNDB, блокировка округления (БОКР);</text:p>
            <text:p text:style-name="P141">3 — OVRIB, блокировка прерывания по переполнению (БПП);</text:p>
            <text:p text:style-name="P141">4 — BNB, блокировка выхода числа за диапазон БЭСМ-6 (ББЧ);</text:p>
            <text:p text:style-name="P141">5 — OVRFTB, блокировка проверки переполнения поля упрятывания (БППУ);</text:p>
            <text:p text:style-name="P141">6 — DRG, режим диспетчера;</text:p>
            <text:p text:style-name="P141">7 — EMLRG, режим эмуляции;</text:p>
            <text:p text:style-name="P141">8 — RСВ, ППК;</text:p>
            <text:p text:style-name="P141">9 — СВ, ПИА;</text:p>
            <text:p text:style-name="P141">10 — CEMLRG, РЭС, 20-й разряд РР (резерв);</text:p>
            <text:p text:style-name="P141">11 — СТ, сигнал СТ СУСС;</text:p>
            <text:p text:style-name="P141">12 — TR1, След1;</text:p>
            <text:p text:style-name="P141">13 — INTSTP, ПОП;</text:p>
            <text:p text:style-name="P141">14 — IR15, ИР15;</text:p>
            <text:p text:style-name="P141">15 — ТККВ, ТКК;</text:p>
            <text:p text:style-name="P141">16 — RUN, "пуск" от ПП;</text:p>
            <text:p text:style-name="P141">17 — NMLRDY, отсутствие готовности умножителя;</text:p>
            <text:p text:style-name="P141">19 — INT, признак наличия прерываний;</text:p>
            <text:p text:style-name="P141">20 — FULMEM, ОЗУ БМСП единицами заполнено;</text:p>
            <text:p text:style-name="P141">21 — ARBRDY, готовность арбитра;</text:p>
            <text:p text:style-name="P141">22 — TR0, След0;</text:p>
            <text:p text:style-name="P141">23 — СРМР, ОЗУ обмена "ЦП -&gt; ПП" свободно.</text:p>
            <text:p text:style-name="P141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1">1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7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4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043cm" draw:rotation="900"/>
    <draw:hatch draw:name="Hatch_20_2" draw:display-name="Hatch 2" draw:style="single" draw:color="#000080" draw:distance="0.028cm" draw:rotation="900"/>
    <draw:hatch draw:name="Hatch_20_3" draw:display-name="Hatch 3" draw:style="single" draw:color="#000080" draw:distance="0.058cm" draw:rotation="900"/>
    <draw:hatch draw:name="Hatch_20_4" draw:display-name="Hatch 4" draw:style="single" draw:color="#000000" draw:distance="0.072cm" draw:rotation="900"/>
    <draw:hatch draw:name="Hatch_20_5" draw:display-name="Hatch 5" draw:style="single" draw:color="#000000" draw:distance="0.058cm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.101cm" fo:margin-bottom="0.101cm" style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102cm" fo:margin-right="0.102cm" fo:text-indent="0.102cm" style:auto-text-indent="false">
        <style:tab-stops>
          <style:tab-stop style:position="0.254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loext:contextual-spacing="false" fo:margin-left="4.001cm" fo:margin-right="0cm" fo:margin-top="0cm" fo:margin-bottom="0cm" style:contextual-spacing="false" fo:text-indent="0cm" style:auto-text-indent="false" style:page-number="auto" style:border-line-width-left="0.002cm 0.088cm 0.002cm" fo:padding="0.25cm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.436cm" fo:margin-right="0cm" fo:margin-top="0cm" fo:margin-bottom="0.113cm" style:contextual-spacing="false" fo:text-indent="-0.635cm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27cm" text:min-label-distance="0.127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254cm" text:min-label-distance="0.254cm"/>
      </text:list-level-style-number>
      <text:list-level-style-number text:level="3" text:style-name="Numbering_20_Symbols" style:num-prefix=" " style:num-suffix=")" style:num-format="a">
        <style:list-level-properties text:min-label-width="0.127cm" text:min-label-distance="0.127cm"/>
      </text:list-level-style-number>
      <text:list-level-style-bullet text:level="4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5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6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7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8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9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10" text:style-name="Bullet_20_Symbols" text:bullet-char="•">
        <style:list-level-properties text:min-label-width="0.127cm" text:min-label-distance="0.127cm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127cm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1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3.001cm" text:min-label-width="1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3.001cm" text:min-label-width="1.499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9.001cm" text:min-label-width="1.499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2.002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5.002cm" text:min-label-width="1.499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18.003cm" text:min-label-width="1.499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21.003cm" text:min-label-width="1.499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24.003cm" text:min-label-width="1.499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27.004cm" text:min-label-width="1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initial-creator>Serge Vakulenko</meta:initial-creator>
    <meta:creation-date>2008-05-28T18:42:01</meta:creation-date>
    <dc:date>2016-10-15T00:45:08</dc:date>
    <meta:printed-by>Serge Vakulenko</meta:printed-by>
    <meta:print-date>2008-09-22T16:14:44</meta:print-date>
    <meta:editing-cycles>888</meta:editing-cycles>
    <meta:editing-duration>P6DT17H41M26S</meta:editing-duration>
    <meta:document-statistic meta:table-count="7" meta:image-count="0" meta:object-count="0" meta:page-count="15" meta:paragraph-count="778" meta:word-count="3514" meta:character-count="22314" meta:non-whitespace-character-count="18014"/>
    <meta:user-defined meta:name="Поле 1"/>
    <meta:user-defined meta:name="Поле 2"/>
    <meta:user-defined meta:name="Поле 3"/>
    <meta:user-defined meta:name="Поле 4"/>
  </office:meta>
</office:document-meta>
</file>